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.337cm" fo:min-width="3.31cm"/>
      <style:paragraph-properties style:writing-mode="lr-tb"/>
    </style:style>
    <style:style style:name="gr2" style:family="graphic" style:parent-style-name="standard">
      <style:graphic-properties draw:fill-color="#bf819e" draw:textarea-horizontal-align="justify" draw:textarea-vertical-align="middle" draw:auto-grow-height="false" fo:min-height="2.592cm" fo:min-width="0cm"/>
    </style:style>
    <style:style style:name="gr3" style:family="graphic" style:parent-style-name="standard">
      <style:graphic-properties draw:fill-color="#bf819e" draw:textarea-horizontal-align="justify" draw:textarea-vertical-align="middle" draw:auto-grow-height="false" fo:min-height="2.68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style:font-name="Bitstream Vera Sans Mono" fo:font-weight="bold"/>
    </style:style>
    <style:style style:name="P2" style:family="paragraph">
      <loext:graphic-properties draw:fill-color="#dee6ef"/>
      <style:paragraph-properties fo:text-align="center"/>
      <style:text-properties style:font-name="Bitstream Vera Sans Mono" fo:font-weight="bold"/>
    </style:style>
    <style:style style:name="P3" style:family="paragraph">
      <loext:graphic-properties draw:fill-color="#bf819e"/>
      <style:paragraph-properties fo:text-align="center"/>
      <style:text-properties style:font-name="Bitstream Vera Sans Mono" fo:font-weight="bold"/>
    </style:style>
    <style:style style:name="P4" style:family="paragraph">
      <style:text-properties style:font-name="Bitstream Vera Sans Mono" fo:font-weight="bold"/>
    </style:style>
    <style:style style:name="P5" style:family="paragraph">
      <loext:graphic-properties draw:fill="none" draw:fill-color="#ffffff"/>
      <style:text-properties style:font-name="Bitstream Vera Sans Mono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587cm" svg:x="4.81cm" svg:y="2.90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587cm" svg:x="11.795cm" svg:y="2.90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3cm" svg:height="3.247cm" draw:transform="rotate (0.663225115757845) translate (7.35cm 5.5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953cm" svg:height="3.352cm" draw:transform="rotate (-0.645771823237902) translate (13.574cm 4.8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2.026cm" svg:height="0.988cm" svg:x="9.89cm" svg:y="5.762cm">
          <draw:text-box>
            <text:p text:style-name="P4">Join</text:p>
          </draw:text-box>
        </draw:frame>
        <draw:custom-shape draw:style-name="gr1" draw:text-style-name="P2" draw:layer="layout" svg:width="3.81cm" svg:height="1.587cm" svg:x="8.937cm" svg:y="7.985cm">
          <text:p text:style-name="P1">Data 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587cm" svg:x="5.127cm" svg:y="12.43cm">
          <text:p text:style-name="P1">Data 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3cm" svg:height="3.352cm" draw:transform="rotate (-0.645771823237902) translate (9.367cm 9.4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3.81cm" svg:height="1.587cm" svg:x="11.795cm" svg:y="12.43cm">
          <text:p text:style-name="P1">Data 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3cm" svg:height="3.247cm" draw:transform="rotate (0.663225115757845) translate (11.477cm 10.1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4T22:39:49.864828876</meta:creation-date>
    <dc:date>2021-01-24T22:42:37.223977295</dc:date>
    <meta:editing-duration>PT2M47S</meta:editing-duration>
    <meta:editing-cycles>1</meta:editing-cycles>
    <meta:document-statistic meta:object-count="10"/>
    <meta:generator>LibreOffice/7.0.3.1$Linux_X86_64 LibreOffice_project/00$Build-1</meta:generator>
  </office:meta>
</office:document-meta>
</file>